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06eda" officeooo:paragraph-rsid="00106eda"/>
    </style:style>
    <style:style style:name="P2" style:family="paragraph" style:parent-style-name="Standard">
      <style:text-properties officeooo:paragraph-rsid="00106eda"/>
    </style:style>
    <style:style style:name="P3" style:family="paragraph" style:parent-style-name="Standard">
      <style:text-properties fo:font-size="14pt" fo:font-weight="bold" officeooo:rsid="00106eda" officeooo:paragraph-rsid="00106eda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a2a2a" loext:opacity="100%" style:font-name="sans-serif" fo:font-size="12pt" fo:letter-spacing="normal" fo:font-style="normal" fo:font-weight="normal"/>
    </style:style>
    <style:style style:name="P5" style:family="paragraph" style:parent-style-name="Text_20_body">
      <style:paragraph-properties fo:margin-top="0cm" fo:margin-bottom="0cm" style:contextual-spacing="false" fo:line-height="150%" fo:orphans="2" fo:widows="2" fo:text-indent="0cm" style:auto-text-indent="false"/>
      <style:text-properties fo:font-variant="normal" fo:text-transform="none" fo:color="#2a2a2a" loext:opacity="100%" style:font-name="sans-serif" fo:font-size="12pt" fo:letter-spacing="normal" fo:font-style="normal" fo:font-weight="normal"/>
    </style:style>
    <style:style style:name="P6" style:family="paragraph" style:parent-style-name="Text_20_body">
      <style:paragraph-properties fo:margin-top="0cm" fo:margin-bottom="0cm" style:contextual-spacing="false" fo:line-height="150%" fo:orphans="2" fo:widows="2" fo:text-indent="0cm" style:auto-text-indent="false"/>
    </style:style>
    <style:style style:name="fr1" style:family="graphic" style:parent-style-name="Frame">
      <style:graphic-properties fo:margin-left="0.688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henever Wherever</text:p>
      <text:p text:style-name="P3">Shakira</text:p>
      <text:p text:style-name="P1"/>
      <text:p text:style-name="P2"><draw:frame draw:style-name="fr1" draw:name="Quadro2" text:anchor-type="paragraph" svg:width="8.493cm" draw:z-index="1"><draw:text-box fo:min-height="0.041cm"><text:p text:style-name="P4">I'm at your feet</text:p><text:p text:style-name="P6"/><text:p text:style-name="P5">Whenever, wherever</text:p><text:p text:style-name="P5">We're meant to be together</text:p><text:p text:style-name="P5">I'll be there and you'll be near</text:p><text:p text:style-name="P5">And that's the deal, my dear</text:p><text:p text:style-name="P5">Thereover, hereunder</text:p><text:p text:style-name="P5">You'll never have to wonder</text:p><text:p text:style-name="P5">We can always play by ear</text:p><text:p text:style-name="P5">But that's the deal, my dear</text:p><text:p text:style-name="P6"/><text:p text:style-name="P5">Le, ro, lo, le, lo, le</text:p><text:p text:style-name="P5">Le, ro, lo, le, lo, le</text:p><text:p text:style-name="P5">Think out loud, say it again</text:p><text:p text:style-name="P5">Le, ro, lo, le, lo, le</text:p><text:p text:style-name="P5">Tell me one more time</text:p><text:p text:style-name="P5">That you'll live</text:p><text:p text:style-name="P5">Lost in my eyes</text:p><text:p text:style-name="P6"/><text:p text:style-name="P5">Whenever, wherever</text:p><text:p text:style-name="P5">We're meant to be together</text:p><text:p text:style-name="P5">I'll be there and you'll be near</text:p><text:p text:style-name="P5">And that's the deal, my dear</text:p><text:p text:style-name="P5">Thereover, hereunder</text:p><text:p text:style-name="P5">You've got me head over heels</text:p><text:p text:style-name="P5">There's nothing left to fear</text:p><text:p text:style-name="P5">If you really feel the way I feel</text:p><text:p text:style-name="P6"/><text:p text:style-name="P5">Whenever, wherever</text:p><text:p text:style-name="P5">We're meant to be together</text:p><text:p text:style-name="P5">I'll be there and you'll be near</text:p><text:p text:style-name="P5">And that's the deal, my dear</text:p><text:p text:style-name="P5">Thereover, hereunder</text:p><text:p text:style-name="P5">You've got me head over heels</text:p><text:p text:style-name="P5">There's nothing left to fear</text:p><text:p text:style-name="P5">If you really feel the way I feel</text:p></draw:text-box></draw:frame><draw:frame draw:style-name="fr2" draw:name="Quadro1" text:anchor-type="paragraph" svg:width="8.493cm" draw:z-index="0"><draw:text-box fo:min-height="0.041cm"><text:p text:style-name="P4">Lucky you were born that far away so</text:p><text:p text:style-name="P5">We could both make fun of distance</text:p><text:p text:style-name="P5">Lucky that I love a foreign land for</text:p><text:p text:style-name="P5">The lucky fact of your existence</text:p><text:p text:style-name="P6"/><text:p text:style-name="P5">Baby, I would climb the Andes solely</text:p><text:p text:style-name="P5">To count the freckles on your body</text:p><text:p text:style-name="P5">Never could imagine there were only</text:p><text:p text:style-name="P5">Ten million ways to love somebody</text:p><text:p text:style-name="P6"/><text:p text:style-name="P5">Le, ro, lo, le, lo, le</text:p><text:p text:style-name="P5">Le, ro, lo, le, lo, le</text:p><text:p text:style-name="P5">Can't you see?</text:p><text:p text:style-name="P5">I'm at your feet</text:p><text:p text:style-name="P6"/><text:p text:style-name="P5">Whenever, wherever</text:p><text:p text:style-name="P5">We're meant to be together</text:p><text:p text:style-name="P5">I'll be there and you'll be near</text:p><text:p text:style-name="P5">And that's the deal, my dear</text:p><text:p text:style-name="P5">Thereover, hereunder</text:p><text:p text:style-name="P5">You'll never have to wonder</text:p><text:p text:style-name="P5">We can always play by ear</text:p><text:p text:style-name="P5">But that's the deal, my dear</text:p><text:p text:style-name="P6"/><text:p text:style-name="P5">Lucky that my lips not only mumble</text:p><text:p text:style-name="P5">They spill kisses like a fountain</text:p><text:p text:style-name="P5">Lucky that my breasts are small and humble</text:p><text:p text:style-name="P5">So you don't confuse them with mountains</text:p><text:p text:style-name="P6"/><text:p text:style-name="P5">Lucky I have strong legs like my mother</text:p><text:p text:style-name="P5">To run for cover when I need it</text:p><text:p text:style-name="P5">And these two eyes that for no other</text:p><text:p text:style-name="P5">The day you leave will cry a river</text:p><text:p text:style-name="P6"/><text:p text:style-name="P5">Le, ro, lo, le, lo, le</text:p><text:p text:style-name="P5">Le, ro, lo, le, lo, le</text:p><text:p text:style-name="P5">At your feet</text:p></draw:text-box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84cm" fo:margin-bottom="0.2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1:20:26.871000000</meta:creation-date>
    <meta:print-date>2024-12-04T11:30:09.251000000</meta:print-date>
    <dc:date>2024-12-04T11:30:46.109000000</dc:date>
    <meta:editing-duration>PT10M20S</meta:editing-duration>
    <meta:editing-cycles>1</meta:editing-cycles>
    <meta:document-statistic meta:table-count="0" meta:image-count="0" meta:object-count="0" meta:page-count="2" meta:paragraph-count="65" meta:word-count="352" meta:character-count="1717" meta:non-whitespace-character-count="1430"/>
    <meta:generator>LibreOffice/24.2.3.2$Windows_X86_64 LibreOffice_project/433d9c2ded56988e8a90e6b2e771ee4e6a5ab2ba</meta:generator>
  </office:meta>
</office:document-meta>
</file>